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>
        <style:tab-stops>
          <style:tab-stop style:position="5.713cm"/>
        </style:tab-stops>
      </style:paragraph-properties>
    </style:style>
    <style:style style:name="P2" style:family="paragraph" style:parent-style-name="Heading_20_1">
      <style:paragraph-properties fo:margin-top="0.03cm" fo:margin-bottom="0cm"/>
    </style:style>
    <style:style style:name="P3" style:family="paragraph" style:parent-style-name="Heading_20_1">
      <style:paragraph-properties fo:margin-top="0.168cm" fo:margin-bottom="0cm"/>
    </style:style>
    <style:style style:name="P4" style:family="paragraph" style:parent-style-name="Heading_20_1">
      <style:paragraph-properties fo:margin-top="0.041cm" fo:margin-bottom="0cm"/>
    </style:style>
    <style:style style:name="P5" style:family="paragraph" style:parent-style-name="Standard">
      <style:paragraph-properties fo:margin-left="0.663cm" fo:margin-right="0cm" fo:margin-top="0.162cm" fo:margin-bottom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.236cm" fo:margin-right="0cm" fo:margin-top="0.041cm" fo:margin-bottom="0cm" fo:text-align="start" style:justify-single-word="false" fo:text-indent="0cm" style:auto-text-indent="false">
        <style:tab-stops>
          <style:tab-stop style:position="10.525cm"/>
        </style:tab-stops>
      </style:paragraph-properties>
    </style:style>
    <style:style style:name="P7" style:family="paragraph" style:parent-style-name="Standard">
      <style:paragraph-properties fo:margin-left="0.236cm" fo:margin-right="0cm" fo:margin-top="0.032cm" fo:margin-bottom="0cm" fo:text-align="start" style:justify-single-word="false" fo:text-indent="0cm" style:auto-text-indent="false">
        <style:tab-stops>
          <style:tab-stop style:position="13.817cm"/>
        </style:tab-stops>
      </style:paragraph-properties>
    </style:style>
    <style:style style:name="P8" style:family="paragraph" style:parent-style-name="Standard">
      <style:paragraph-properties fo:margin-left="0.236cm" fo:margin-right="0cm" fo:margin-top="0.032cm" fo:margin-bottom="0cm" fo:text-align="start" style:justify-single-word="false" fo:text-indent="0cm" style:auto-text-indent="false">
        <style:tab-stops>
          <style:tab-stop style:position="13.817cm"/>
        </style:tab-stops>
      </style:paragraph-properties>
    </style:style>
    <style:style style:name="P9" style:family="paragraph" style:parent-style-name="Standard">
      <style:paragraph-properties fo:margin-left="0.236cm" fo:margin-right="0cm" fo:margin-top="0.101cm" fo:margin-bottom="0cm" fo:line-height="0.36cm" fo:text-align="start" style:justify-single-word="false" fo:text-indent="0cm" style:auto-text-indent="false">
        <style:tab-stops>
          <style:tab-stop style:position="14.152cm"/>
        </style:tab-stops>
      </style:paragraph-properties>
    </style:style>
    <style:style style:name="P10" style:family="paragraph" style:parent-style-name="Standard">
      <style:paragraph-properties fo:margin-left="0.236cm" fo:margin-right="0cm" fo:margin-top="0.101cm" fo:margin-bottom="0cm" fo:line-height="0.36cm" fo:text-align="start" style:justify-single-word="false" fo:text-indent="0cm" style:auto-text-indent="false">
        <style:tab-stops>
          <style:tab-stop style:position="12.053cm"/>
        </style:tab-stops>
      </style:paragraph-properties>
    </style:style>
    <style:style style:name="P11" style:family="paragraph" style:parent-style-name="Standard">
      <style:paragraph-properties fo:margin-left="0.236cm" fo:margin-right="0cm" fo:margin-top="0cm" fo:margin-bottom="0cm" fo:line-height="0.377cm" fo:text-align="start" style:justify-single-word="false" fo:text-indent="0cm" style:auto-text-indent="false"/>
    </style:style>
    <style:style style:name="P12" style:family="paragraph" style:parent-style-name="Standard">
      <style:paragraph-properties fo:margin-left="0.236cm" fo:margin-right="0cm" fo:margin-top="0.168cm" fo:margin-bottom="0cm" fo:text-align="start" style:justify-single-word="false" fo:text-indent="0cm" style:auto-text-indent="false" fo:break-before="column"/>
    </style:style>
    <style:style style:name="P13" style:family="paragraph" style:parent-style-name="Standard">
      <style:paragraph-properties fo:margin-left="0.236cm" fo:margin-right="0cm" fo:margin-top="0.166cm" fo:margin-bottom="0cm" fo:text-align="start" style:justify-single-word="false" fo:text-indent="0cm" style:auto-text-indent="false"/>
    </style:style>
    <style:style style:name="P14" style:family="paragraph" style:parent-style-name="Standard">
      <style:paragraph-properties fo:margin-left="0.236cm" fo:margin-right="0cm" fo:margin-top="0.007cm" fo:margin-bottom="0cm" fo:text-align="start" style:justify-single-word="false" fo:text-indent="0cm" style:auto-text-indent="false"/>
    </style:style>
    <style:style style:name="P15" style:family="paragraph" style:parent-style-name="Standard">
      <style:paragraph-properties fo:margin-left="0.236cm" fo:margin-right="0cm" fo:margin-top="0.083cm" fo:margin-bottom="0cm" fo:text-align="start" style:justify-single-word="false" fo:text-indent="0cm" style:auto-text-indent="false">
        <style:tab-stops>
          <style:tab-stop style:position="9.206cm"/>
        </style:tab-stops>
      </style:paragraph-properties>
    </style:style>
    <style:style style:name="P16" style:family="paragraph" style:parent-style-name="Standard">
      <style:paragraph-properties fo:margin-left="0.159cm" fo:margin-right="0cm" fo:margin-top="0.168cm" fo:margin-bottom="0cm" fo:text-align="start" style:justify-single-word="false" fo:text-indent="0cm" style:auto-text-indent="false" fo:break-before="column">
        <style:tab-stops>
          <style:tab-stop style:position="4.232cm"/>
          <style:tab-stop style:position="7.114cm"/>
        </style:tab-stops>
      </style:paragraph-properties>
    </style:style>
    <style:style style:name="P17" style:family="paragraph" style:parent-style-name="Standard">
      <style:paragraph-properties fo:margin-left="5.659cm" fo:margin-right="0cm" fo:margin-top="0.034cm" fo:margin-bottom="0cm" fo:text-align="start" style:justify-single-word="false" fo:text-indent="0cm" style:auto-text-indent="false">
        <style:tab-stops>
          <style:tab-stop style:position="11.929cm"/>
        </style:tab-stops>
      </style:paragraph-properties>
    </style:style>
    <style:style style:name="P18" style:family="paragraph" style:parent-style-name="Standard" style:list-style-name="" style:master-page-name="">
      <style:paragraph-properties fo:margin-left="0.019cm" fo:margin-right="0cm" fo:margin-top="0.183cm" fo:margin-bottom="0cm" fo:text-align="start" style:justify-single-word="false" fo:orphans="2" fo:widows="2" fo:text-indent="0cm" style:auto-text-indent="false" style:page-number="auto" fo:break-before="column" style:writing-mode="lr-tb">
        <style:tab-stops>
          <style:tab-stop style:position="9.828cm"/>
        </style:tab-stops>
      </style:paragraph-properties>
    </style:style>
    <style:style style:name="P19" style:family="paragraph" style:parent-style-name="Standard" style:list-style-name="" style:master-page-name="">
      <style:paragraph-properties fo:margin-left="1.319cm" fo:margin-right="-0.016cm" fo:margin-top="0.125cm" fo:margin-bottom="0cm" fo:line-height="106%" fo:text-align="start" style:justify-single-word="false" fo:orphans="2" fo:widows="2" fo:text-indent="-0.039cm" style:auto-text-indent="false" style:page-number="auto" style:writing-mode="lr-tb"/>
    </style:style>
    <style:style style:name="P20" style:family="paragraph" style:parent-style-name="Text_20_body">
      <style:text-properties fo:font-size="10pt" style:font-size-asian="10pt"/>
    </style:style>
    <style:style style:name="P21" style:family="paragraph" style:parent-style-name="Text_20_body">
      <style:paragraph-properties fo:margin-top="0.011cm" fo:margin-bottom="0cm"/>
      <style:text-properties fo:font-size="2pt" fo:font-weight="bold" style:font-size-asian="2pt" style:font-weight-asian="bold"/>
    </style:style>
    <style:style style:name="P22" style:family="paragraph" style:parent-style-name="Text_20_body">
      <style:paragraph-properties fo:margin-top="0.011cm" fo:margin-bottom="0cm"/>
      <style:text-properties fo:font-size="9.5pt" style:font-size-asian="9.5pt"/>
    </style:style>
    <style:style style:name="P23" style:family="paragraph" style:parent-style-name="Text_20_body">
      <style:paragraph-properties fo:margin-left="1.386cm" fo:margin-right="0cm" fo:line-height="0.035cm" fo:text-indent="0cm" style:auto-text-indent="false"/>
      <style:text-properties fo:font-size="1pt" style:font-size-asian="1pt"/>
    </style:style>
    <style:style style:name="P24" style:family="paragraph" style:parent-style-name="Text_20_body">
      <style:paragraph-properties fo:margin-top="0.007cm" fo:margin-bottom="0cm"/>
      <style:text-properties fo:font-size="9.5pt" fo:font-style="italic" fo:font-weight="bold" style:font-size-asian="9.5pt" style:font-style-asian="italic" style:font-weight-asian="bold"/>
    </style:style>
    <style:style style:name="P25" style:family="paragraph" style:parent-style-name="Text_20_body">
      <style:paragraph-properties fo:margin-left="0.168cm" fo:margin-right="0cm" fo:line-height="0.035cm" fo:text-indent="0cm" style:auto-text-indent="false"/>
      <style:text-properties fo:font-size="1pt" style:font-size-asian="1pt"/>
    </style:style>
    <style:style style:name="P26" style:family="paragraph" style:parent-style-name="Text_20_body">
      <style:paragraph-properties fo:margin-left="0.817cm" fo:margin-right="0.206cm" fo:margin-top="0.048cm" fo:margin-bottom="0cm" fo:line-height="95%" fo:text-align="justify" style:justify-single-word="false" fo:text-indent="0cm" style:auto-text-indent="false"/>
    </style:style>
    <style:style style:name="P27" style:family="paragraph" style:parent-style-name="Text_20_body">
      <style:paragraph-properties fo:margin-left="0.817cm" fo:margin-right="0.228cm" fo:margin-top="0.004cm" fo:margin-bottom="0cm" fo:line-height="95%" fo:text-align="justify" style:justify-single-word="false" fo:text-indent="0cm" style:auto-text-indent="false"/>
    </style:style>
    <style:style style:name="P28" style:family="paragraph" style:parent-style-name="Text_20_body">
      <style:paragraph-properties fo:margin-left="0.817cm" fo:margin-right="0.228cm" fo:margin-top="0.004cm" fo:margin-bottom="0cm" fo:line-height="95%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29" style:family="paragraph" style:parent-style-name="Text_20_body">
      <style:paragraph-properties fo:margin-left="0.817cm" fo:margin-right="0.228cm" fo:margin-top="0.004cm" fo:margin-bottom="0cm" fo:line-height="95%" fo:text-align="justify" style:justify-single-word="false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30" style:family="paragraph" style:parent-style-name="Text_20_body">
      <style:paragraph-properties fo:margin-top="0.004cm" fo:margin-bottom="0cm"/>
      <style:text-properties fo:font-size="8pt" style:font-size-asian="8pt"/>
    </style:style>
    <style:style style:name="P31" style:family="paragraph" style:parent-style-name="Text_20_body">
      <style:paragraph-properties fo:margin-top="0.009cm" fo:margin-bottom="0cm"/>
      <style:text-properties fo:font-size="9.5pt" style:font-size-asian="9.5pt"/>
    </style:style>
    <style:style style:name="T1" style:family="text">
      <style:text-properties fo:font-size="10pt" fo:font-weight="bold" style:font-size-asian="10pt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letter-spacing="-0.009cm" fo:font-weight="bold" style:font-size-asian="14pt" style:font-weight-asian="bold"/>
    </style:style>
    <style:style style:name="T4" style:family="text">
      <style:text-properties fo:font-size="14pt" fo:letter-spacing="-0.005cm" fo:font-weight="bold" style:font-size-asian="14pt" style:font-weight-asian="bold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style="normal" fo:font-weight="bold" style:font-size-asian="14pt" style:font-style-asian="normal" style:font-weight-asian="bold" style:font-size-complex="14pt" style:font-style-complex="normal"/>
    </style:style>
    <style:style style:name="T7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8" style:family="text">
      <style:text-properties style:text-position="58% 100%" fo:font-size="10pt" style:font-size-asian="10pt"/>
    </style:style>
    <style:style style:name="T9" style:family="text">
      <style:text-properties style:text-position="58% 100%" fo:font-size="9pt" style:font-size-asian="9pt"/>
    </style:style>
    <style:style style:name="T10" style:family="text">
      <style:text-properties style:text-position="58% 100%" fo:font-size="9pt" fo:font-style="italic" fo:font-weight="bold" style:font-size-asian="9pt" style:font-style-asian="italic" style:font-weight-asian="bold"/>
    </style:style>
    <style:style style:name="T11" style:family="text">
      <style:text-properties style:text-position="58% 100%" fo:font-style="italic" style:font-style-asian="italic"/>
    </style:style>
    <style:style style:name="T12" style:family="text">
      <style:text-properties fo:font-size="12pt" fo:font-style="italic" fo:font-weight="bold" style:font-size-asian="12pt" style:font-style-asian="italic" style:font-weight-asian="bold"/>
    </style:style>
    <style:style style:name="T13" style:family="text">
      <style:text-properties fo:font-size="12pt" fo:font-style="normal" fo:font-weight="bold" style:font-size-asian="12pt" style:font-style-asian="normal" style:font-weight-asian="bold" style:font-style-complex="normal"/>
    </style:style>
    <style:style style:name="T14" style:family="text">
      <style:text-properties fo:font-style="italic" style:font-style-asian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ize="9pt" style:font-size-asian="9pt"/>
    </style:style>
    <style:style style:name="T20" style:family="text">
      <style:text-properties fo:font-size="9pt" fo:font-style="italic" fo:font-weight="bold" style:font-size-asian="9pt" style:font-style-asian="italic" style:font-weight-asian="bold"/>
    </style:style>
    <style:style style:name="T21" style:family="text">
      <style:text-properties fo:font-size="9pt" fo:letter-spacing="-0.004cm" fo:font-style="italic" fo:font-weight="bold" style:font-size-asian="9pt" style:font-style-asian="italic" style:font-weight-asian="bold"/>
    </style:style>
    <style:style style:name="T22" style:family="text">
      <style:text-properties fo:font-size="9pt" fo:letter-spacing="0.035cm" fo:font-style="italic" fo:font-weight="bold" style:font-size-asian="9pt" style:font-style-asian="italic" style:font-weight-asian="bold"/>
    </style:style>
    <style:style style:name="T23" style:family="text">
      <style:text-properties fo:font-size="9pt" fo:letter-spacing="0.011cm" fo:font-style="italic" fo:font-weight="bold" style:font-size-asian="9pt" style:font-style-asian="italic" style:font-weight-asian="bold"/>
    </style:style>
    <style:style style:name="T24" style:family="text">
      <style:text-properties fo:font-size="9pt" fo:letter-spacing="-0.007cm" style:font-size-asian="9pt"/>
    </style:style>
    <style:style style:name="T25" style:family="text">
      <style:text-properties fo:font-size="9pt" fo:letter-spacing="-0.007cm" fo:font-style="italic" fo:font-weight="bold" style:font-size-asian="9pt" style:font-style-asian="italic" style:font-weight-asian="bold"/>
    </style:style>
    <style:style style:name="T26" style:family="text">
      <style:text-properties fo:font-size="9pt" fo:letter-spacing="-0.014cm" fo:font-style="italic" fo:font-weight="bold" style:font-size-asian="9pt" style:font-style-asian="italic" style:font-weight-asian="bold"/>
    </style:style>
    <style:style style:name="T27" style:family="text">
      <style:text-properties fo:font-size="9pt" fo:letter-spacing="-0.023cm" style:font-size-asian="9pt"/>
    </style:style>
    <style:style style:name="T28" style:family="text">
      <style:text-properties fo:font-size="9pt" fo:letter-spacing="-0.005cm" style:font-size-asian="9pt"/>
    </style:style>
    <style:style style:name="T29" style:family="text">
      <style:text-properties fo:font-size="9pt" fo:letter-spacing="-0.005cm" fo:font-style="italic" fo:font-weight="bold" style:font-size-asian="9pt" style:font-style-asian="italic" style:font-weight-asian="bold"/>
    </style:style>
    <style:style style:name="T30" style:family="text">
      <style:text-properties fo:font-size="9pt" fo:letter-spacing="-0.012cm" style:font-size-asian="9pt"/>
    </style:style>
    <style:style style:name="T31" style:family="text">
      <style:text-properties fo:font-size="9pt" fo:letter-spacing="-0.03cm" style:font-size-asian="9pt"/>
    </style:style>
    <style:style style:name="T32" style:family="text">
      <style:text-properties fo:font-size="9pt" fo:letter-spacing="0.002cm" fo:font-style="italic" fo:font-weight="bold" style:font-size-asian="9pt" style:font-style-asian="italic" style:font-weight-asian="bold"/>
    </style:style>
    <style:style style:name="T33" style:family="text">
      <style:text-properties fo:font-size="9pt" fo:letter-spacing="-0.002cm" fo:font-style="italic" fo:font-weight="bold" style:font-size-asian="9pt" style:font-style-asian="italic" style:font-weight-asian="bold"/>
    </style:style>
    <style:style style:name="T34" style:family="text">
      <style:text-properties fo:font-size="9pt" fo:letter-spacing="0.007cm" fo:font-style="italic" fo:font-weight="bold" style:font-size-asian="9pt" style:font-style-asian="italic" style:font-weight-asian="bold"/>
    </style:style>
    <style:style style:name="T35" style:family="text">
      <style:text-properties fo:font-size="9pt" fo:letter-spacing="0.019cm" fo:font-style="italic" fo:font-weight="bold" style:font-size-asian="9pt" style:font-style-asian="italic" style:font-weight-asian="bold"/>
    </style:style>
    <style:style style:name="T36" style:family="text">
      <style:text-properties fo:font-size="9pt" fo:letter-spacing="0.018cm" fo:font-style="italic" fo:font-weight="bold" style:font-size-asian="9pt" style:font-style-asian="italic" style:font-weight-asian="bold"/>
    </style:style>
    <style:style style:name="T37" style:family="text">
      <style:text-properties fo:font-size="9pt" fo:letter-spacing="0.042cm" fo:font-style="italic" fo:font-weight="bold" style:font-size-asian="9pt" style:font-style-asian="italic" style:font-weight-asian="bold"/>
    </style:style>
    <style:style style:name="T38" style:family="text">
      <style:text-properties fo:font-size="9pt" fo:letter-spacing="0.032cm" fo:font-style="italic" fo:font-weight="bold" style:font-size-asian="9pt" style:font-style-asian="italic" style:font-weight-asian="bold"/>
    </style:style>
    <style:style style:name="T39" style:family="text">
      <style:text-properties fo:letter-spacing="0.002cm" fo:font-style="italic" style:font-style-asian="italic"/>
    </style:style>
    <style:style style:name="T40" style:family="text">
      <style:text-properties fo:font-style="normal" fo:font-weight="normal" style:font-style-asian="normal" style:font-weight-asian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letter-spacing="0.016cm" fo:font-style="italic" style:font-style-asian="italic"/>
    </style:style>
    <style:style style:name="T43" style:family="text">
      <style:text-properties style:text-position="0% 100%"/>
    </style:style>
    <style:style style:name="T44" style:family="text">
      <style:text-properties style:text-position="0% 100%" fo:font-size="9pt" fo:font-style="italic" fo:font-weight="bold" style:font-size-asian="9pt" style:font-style-asian="italic" style:font-weight-asian="bold"/>
    </style:style>
    <style:style style:name="T45" style:family="text">
      <style:text-properties style:text-position="super 58%"/>
    </style:style>
    <style:style style:name="T46" style:family="text">
      <style:text-properties style:text-line-through-style="solid" fo:font-style="italic" fo:font-weight="normal" style:font-style-asian="italic" style:font-weight-asian="normal" style:font-style-complex="italic" style:font-weight-complex="normal"/>
    </style:style>
    <style:style style:name="Sect1" style:family="section">
      <style:section-properties style:editable="false">
        <style:columns fo:column-count="2">
          <style:column style:rel-width="17765*" fo:start-indent="0cm" fo:end-indent="0.764cm"/>
          <style:column style:rel-width="47770*" fo:start-indent="0.764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3">
          <style:column style:rel-width="13415*" fo:start-indent="0cm" fo:end-indent="0.035cm"/>
          <style:column style:rel-width="34257*" fo:start-indent="0.035cm" fo:end-indent="0.051cm"/>
          <style:column style:rel-width="17863*" fo:start-indent="0.051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9"><text:span text:style-name="T1">Excmo. Ayuntamiento de Alicante</text:span></text:p>
        <text:p text:style-name="P21"/>
        <text:p text:style-name="P23"/>
        <text:p text:style-name="P18"><text:span text:style-name="T3">ADENDA CONTRATO</text:span><text:span text:style-name="T4"> </text:span><text:span text:style-name="T5">FORMALIZADO </text:span><text:span text:style-name="T6">El <text:s/>12/01/2018</text:span><text:span text:style-name="T7"> </text:span><text:span text:style-name="T5"><text:tab/></text:span><text:span text:style-name="T8">Fecha:12/03/2020</text:span></text:p>
        <text:p text:style-name="P5"><text:span text:style-name="T12"/></text:p>
      </text:section>
      <text:section text:style-name="Sect2" text:name="Sección1">
        <text:p text:style-name="P24"/>
        <text:p text:style-name="P25"/>
        <text:p text:style-name="P6"><text:span text:style-name="T20">Nº</text:span><text:span text:style-name="T21"> </text:span><text:span text:style-name="T20">Registro:</text:span><text:span text:style-name="T22"> </text:span><text:span text:style-name="T19">13/2018<text:tab/></text:span><text:span text:style-name="T20">Fecha formalización:</text:span><text:span text:style-name="T23"> </text:span><text:span text:style-name="T19">12/01/2018</text:span></text:p>
        <text:p text:style-name="P7"><text:span text:style-name="T20"/></text:p>
        <text:p text:style-name="P7"><text:span text:style-name="T20">Órgano</text:span><text:span text:style-name="T25"> </text:span><text:span text:style-name="T20">gestor:</text:span><text:span text:style-name="T26"> </text:span><text:span text:style-name="T19">MEDIO</text:span><text:span text:style-name="T27"> </text:span><text:span text:style-name="T19">AMBIENTE,</text:span><text:span text:style-name="T28"> </text:span><text:span text:style-name="T19">LIMPIEZA,</text:span><text:span text:style-name="T24"> </text:span><text:span text:style-name="T19">RESIDUOS,</text:span><text:span text:style-name="T28"> </text:span><text:span text:style-name="T19">ZONAS</text:span><text:span text:style-name="T28"> </text:span><text:span text:style-name="T19">VERDES</text:span><text:span text:style-name="T30"> </text:span><text:span text:style-name="T19">Y</text:span><text:span text:style-name="T31"> </text:span><text:span text:style-name="T19">ALUMBR<text:tab/></text:span></text:p>
        <text:p text:style-name="P7"><text:span text:style-name="T20"/></text:p>
        <text:p text:style-name="P7"><text:span text:style-name="T20">Nº Expediente:</text:span><text:span text:style-name="T32"> </text:span><text:span text:style-name="T19">114/2018</text:span></text:p>
        <text:list xml:id="list628356941475975263" text:style-name="Outline">
          <text:list-item>
            <text:h text:style-name="P2" text:outline-level="1"><text:span text:style-name="T14"/></text:h>
          </text:list-item>
          <text:list-item>
            <text:h text:style-name="P2" text:outline-level="1"><text:span text:style-name="T14">Objeto del contrato:</text:span></text:h>
          </text:list-item>
        </text:list>
        <text:p text:style-name="P26">MEJORA DE LA EFICIENCIA ENERGÉTICA EN EL ALUMBRADO PÚBLICO EN EL ÁMBITO DE LA ESTRATEGIA DE DESARROLLO URBANO SOSTENIBLE INTEGRADO (EDUSI) ÁREA LAS CIGARRERAS, DEL MUNICIPIO DE ALICANTE,<text:span text:style-name="T41"> “</text:span><text:span text:style-name="T18">COFINANCIADO POR LA COMISIÓN EUROPEA CON CARGO AL FEDER, </text:span><text:span text:style-name="T46">DENTRO DEL EJE 13 "ASISTENCIA TÉCNICA"</text:span><text:span text:style-name="T18"> DEL PROGRAMA OPERATIVO DE CRECIMIENTO SOSTENIBLE, PARA LA PROGRAMACIÓN 2014-2020. UNA MANERA DE HACER EUROPA”</text:span></text:p>
        <text:p text:style-name="P29"><text:s/></text:p>
        <text:p text:style-name="P28">POR ACUERDO DE LA JUNTA DE GOBIERNO LOCAL DE FECHA 3-03-2020:</text:p>
        <text:p text:style-name="P28"/>
        <text:p text:style-name="P28">DONDE DICE: <text:s/>“<text:span text:style-name="T15">COFINANCIADO POR LA COMISIÓN EUROPEA CON CARGO AL FEDER, DENTRO DEL EJE 13 "ASISTENCIA TÉCNICA" DEL PROGRAMA OPERATIVO DE CRECIMIENTO SOSTENIBLE, PARA LA PROGRAMACIÓN 2014-2020. UNA MANERA DE HACER EUROPA”</text:span></text:p>
        <text:p text:style-name="P28"><text:span text:style-name="T15"/></text:p>
        <text:p text:style-name="P27"><text:span text:style-name="T2">DEBE DECIR:</text:span> <text:span text:style-name="T17">“COFINANCIADO POR LA COMISIÓN EUROPEA CON CARGO AL FEDER, DENTRO DEL EJE 12 "EJE URBANO", DEL PROGRAMA OPERATIVO DE CRECIMIENTO SOSTENIBLE, PARA LA PROGRAMACIÓN 2014-2020. UNA MANERA DE HACER EUROPA.”</text:span></text:p>
        <text:p text:style-name="P27"/>
        <text:p text:style-name="P27"/>
        <text:p text:style-name="P10"><text:span text:style-name="T20">Tipo de</text:span><text:span text:style-name="T33"> </text:span><text:span text:style-name="T20">contrato:</text:span><text:span text:style-name="T34"> </text:span><text:span text:style-name="T19">Obras<text:tab/></text:span><text:span text:style-name="T20">Tramitación:</text:span><text:span text:style-name="T23"> </text:span><text:span text:style-name="T19">Ordinaria</text:span></text:p>
        <text:p text:style-name="P9"><text:span text:style-name="T19"/></text:p>
        <text:p text:style-name="P11"><text:span text:style-name="T20">Presupuesto de licitación:</text:span><text:span text:style-name="T10"> </text:span><text:span text:style-name="T44">743.749,37</text:span></text:p>
        <text:p text:style-name="P11"><text:span text:style-name="T10"/></text:p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2"/>
      </text:section>
      <text:section text:style-name="Sect3" text:name="Sección2">
        <text:list xml:id="list30694950" text:continue-numbering="true" text:style-name="Outline">
          <text:list-item>
            <text:h text:style-name="P3" text:outline-level="1"><text:span text:style-name="T14">Licitación publicidad </text:span></text:h>
          </text:list-item>
        </text:list>
        <text:p text:style-name="P16"><text:span text:style-name="T20">Envío</text:span><text:span text:style-name="T21"> </text:span><text:span text:style-name="T20">DOUE:<text:tab/>BOE:<text:tab/>BOP:</text:span><text:span text:style-name="T35"> </text:span><text:span text:style-name="T19">14/09/2017</text:span></text:p>
        <text:p text:style-name="P12"><text:span text:style-name="T20">Perfil contratante:</text:span><text:span text:style-name="T19">06/09/2017</text:span></text:p>
      </text:section>
      <text:section text:style-name="Sect2" text:name="Sección3">
        <text:p text:style-name="P30"/>
        <text:p text:style-name="P13"><text:span text:style-name="T20">Procedimiento de adjudicación: </text:span><text:span text:style-name="T19">Abierto - Utilizando más de un criterio de adjudicación</text:span></text:p>
        <text:list xml:id="list30666566" text:continue-numbering="true" text:style-name="Outline">
          <text:list-item>
            <text:h text:style-name="P4" text:outline-level="1"><text:span text:style-name="T11"/></text:h>
          </text:list-item>
          <text:list-item>
            <text:h text:style-name="P4" text:outline-level="1"><text:span text:style-name="T11">Nº de licitadores: </text:span><text:span text:style-name="T40">21</text:span></text:h>
          </text:list-item>
        </text:list>
        <text:p text:style-name="P14"><text:span text:style-name="T20">Nombre o denominación social del adjudicatario: </text:span><text:span text:style-name="T19">CITELUM IBERICA, SA</text:span></text:p>
        <text:p text:style-name="P17"><text:span text:style-name="T25">C.I.F. </text:span><text:span text:style-name="T20">/ </text:span><text:span text:style-name="T25">N.I.F.</text:span><text:span text:style-name="T23"> </text:span><text:span text:style-name="T20">: </text:span><text:span text:style-name="T36"><text:s/></text:span><text:span text:style-name="T19">A59087361<text:tab/></text:span><text:span text:style-name="T20">Nacionalidad:</text:span><text:span text:style-name="T37"> </text:span><text:span text:style-name="T28">ESPAÑA</text:span></text:p>
        <text:p text:style-name="P15"><text:span text:style-name="T20">Importe adjudicación sin</text:span><text:span text:style-name="T32"> </text:span><text:span text:style-name="T29">I.V.A.: </text:span><text:span text:style-name="T32"><text:s/></text:span><text:span text:style-name="T19">556.696,40<text:tab/></text:span><text:span text:style-name="T20">Importe adjudicación con </text:span><text:span text:style-name="T29">I.V.A.:</text:span><text:span text:style-name="T38"> </text:span><text:span text:style-name="T19">673.602,64</text:span></text:p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31"/>
        <text:list xml:id="list30686110" text:continue-numbering="true" text:style-name="Outline">
          <text:list-item>
            <text:h text:style-name="P1" text:outline-level="1"><text:span text:style-name="T14">Plazo de</text:span><text:span text:style-name="T39"> </text:span><text:span text:style-name="T14">ejecución-&gt;<text:tab/>Meses:</text:span><text:span text:style-name="T42"> </text:span><text:span text:style-name="T40">4</text:span></text:h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Arial1" fo:language="es" fo:country="ES" style:font-name-asian="Arial2" style:language-asian="es" style:country-asian="ES" style:font-name-complex="Arial2" style:language-complex="es" style:country-complex="E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Arial1" fo:font-size="9pt" fo:language="es" fo:country="ES" style:font-name-asian="Arial2" style:font-size-asian="9pt" style:language-asian="es" style:country-asian="ES" style:font-name-complex="Arial2" style:font-size-complex="9pt" style:language-complex="es" style:country-complex="ES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.236cm" fo:margin-right="0cm" fo:text-indent="0cm" style:auto-text-indent="false"/>
      <style:text-properties style:font-name="Arial1" fo:font-size="9pt" fo:language="es" fo:country="ES" fo:font-style="italic" fo:font-weight="bold" style:font-name-asian="Arial2" style:font-size-asian="9pt" style:language-asian="es" style:country-asian="ES" style:font-style-asian="italic" style:font-weight-asian="bold" style:font-name-complex="Arial2" style:font-size-complex="9pt" style:language-complex="es" style:country-complex="ES" style:font-weight-complex="bold"/>
    </style:style>
    <style:style style:name="List_20_Paragraph" style:display-name="List Paragraph" style:family="paragraph" style:parent-style-name="Standard" style:default-outline-level="" style:list-style-name="">
      <style:text-properties fo:language="es" fo:country="ES" style:language-asian="es" style:country-asian="ES" style:language-complex="es" style:country-complex="ES"/>
    </style:style>
    <style:style style:name="Table_20_Paragraph" style:display-name="Table Paragraph" style:family="paragraph" style:parent-style-name="Standard" style:default-outline-level="" style:list-style-name="">
      <style:text-properties fo:language="es" fo:country="ES" style:language-asian="es" style:country-asian="ES" style:language-complex="es" style:country-complex="E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gogo</meta:initial-creator>
    <dc:title>adenda</dc:title>
    <meta:creation-date>2020-03-12T09:31:26</meta:creation-date>
    <dc:date>2020-03-12T10:46:47.57</dc:date>
    <meta:editing-duration>PT15M14S</meta:editing-duration>
    <meta:generator>OpenOffice/4.1.1$Win32 OpenOffice.org_project/411m6$Build-9775</meta:generator>
    <meta:editing-cycles>3</meta:editing-cycles>
    <meta:document-statistic meta:table-count="0" meta:image-count="0" meta:object-count="0" meta:page-count="1" meta:paragraph-count="22" meta:word-count="231" meta:character-count="165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